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łuchaj Izraelu</text:span><text:span text:style-name="T1"><text:line-break/></text:span><text:span text:style-name="T1">tylko Jahwe</text:span><text:span text:style-name="T1"><text:line-break/></text:span><text:span text:style-name="T1">jest Bogiem Tw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ochaj Pana Boga swego</text:span><text:span text:style-name="T1"><text:line-break/></text:span><text:span text:style-name="T1">Całym swym sercem,</text:span><text:span text:style-name="T1"><text:line-break/></text:span><text:span text:style-name="T1">Kochaj Pana Boga swego</text:span><text:span text:style-name="T1"><text:line-break/></text:span><text:span text:style-name="T1">Całą swą duszą.</text:span><text:span text:style-name="T1"><text:line-break/></text:span><text:span text:style-name="T1">Kochaj Pana Boga swego</text:span><text:span text:style-name="T1"><text:line-break/></text:span><text:span text:style-name="T1">Całym umysłem.</text:span><text:span text:style-name="T1"><text:line-break/></text:span><text:span text:style-name="T1">Kochaj Pana Boga swego</text:span><text:span text:style-name="T1"><text:line-break/></text:span><text:span text:style-name="T1">Całym swym życ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30T15:29:44</meta:creation-date>
    <dc:creator>Rafał Talacha</dc:creator>
    <dc:date>2009-01-27T16:30:40</dc:date>
    <dc:language>pl-PL</dc:language>
    <meta:editing-cycles>5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